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200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fff2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4"/>
          <table:table-cell office:value-type="string" calcext:value-type="string">
            <text:p>STDEV(from:to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_e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k_e</text:p>
          </table:table-cell>
          <table:table-cell table:style-name="ce1" office:value-type="string" calcext:value-type="string">
            <text:p>Jx</text:p>
          </table:table-cell>
          <table:table-cell table:style-name="ce1" office:value-type="string" calcext:value-type="string">
            <text:p>Jx_e</text:p>
          </table:table-cell>
          <table:table-cell table:style-name="ce1" office:value-type="string" calcext:value-type="string">
            <text:p>Jy</text:p>
          </table:table-cell>
          <table:table-cell table:style-name="ce1" office:value-type="string" calcext:value-type="string">
            <text:p>Jy_e</text:p>
          </table:table-cell>
          <table:table-cell table:style-name="ce1" office:value-type="string" calcext:value-type="string">
            <text:p>Jz</text:p>
          </table:table-cell>
          <table:table-cell table:style-name="ce1" office:value-type="string" calcext:value-type="string">
            <text:p>Jz_e</text:p>
          </table:table-cell>
          <table:table-cell table:style-name="ce1" table:number-columns-repeated="1013"/>
        </table:table-row>
        <table:table-row table:style-name="ro2">
          <table:table-cell table:style-name="ce1"/>
          <table:table-cell table:style-name="ce4" office:value-type="string" calcext:value-type="string">
            <text:p>(a)</text:p>
          </table:table-cell>
          <table:table-cell table:style-name="ce6" table:number-columns-repeated="9"/>
          <table:table-cell table:style-name="ce1" table:number-columns-repeated="1013"/>
        </table:table-row>
        <table:table-row table:style-name="ro1">
          <table:table-cell/>
          <table:table-cell office:value-type="float" office:value="3.4761" calcext:value-type="float">
            <text:p>3.4761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44997" calcext:value-type="float">
            <text:p>0.044997</text:p>
          </table:table-cell>
          <table:table-cell office:value-type="float" office:value="0.000003" calcext:value-type="float">
            <text:p>3E-0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.480466" calcext:value-type="float">
            <text:p>3.480466</text:p>
          </table:table-cell>
          <table:table-cell office:value-type="float" office:value="0.019534" calcext:value-type="float">
            <text:p>0.019534</text:p>
          </table:table-cell>
          <table:table-cell office:value-type="float" office:value="0.058922" calcext:value-type="float">
            <text:p>0.058922</text:p>
          </table:table-cell>
          <table:table-cell office:value-type="float" office:value="0.001078" calcext:value-type="float">
            <text:p>0.001078</text:p>
          </table:table-cell>
          <table:table-cell office:value-type="float" office:value="0.030451" calcext:value-type="float">
            <text:p>0.030451</text:p>
          </table:table-cell>
          <table:table-cell office:value-type="float" office:value="0.000451" calcext:value-type="float">
            <text:p>0.000451</text:p>
          </table:table-cell>
          <table:table-cell office:value-type="float" office:value="0.025428" calcext:value-type="float">
            <text:p>0.025428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44997" calcext:value-type="float">
            <text:p>0.044997</text:p>
          </table:table-cell>
          <table:table-cell office:value-type="float" office:value="0.000003" calcext:value-type="float">
            <text:p>3E-06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.475531" calcext:value-type="float">
            <text:p>3.475531</text:p>
          </table:table-cell>
          <table:table-cell office:value-type="float" office:value="0.024469" calcext:value-type="float">
            <text:p>0.024469</text:p>
          </table:table-cell>
          <table:table-cell office:value-type="float" office:value="0.05888" calcext:value-type="float">
            <text:p>0.05888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30429" calcext:value-type="float">
            <text:p>0.030429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25394" calcext:value-type="float">
            <text:p>0.025394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.045032" calcext:value-type="float">
            <text:p>0.045032</text:p>
          </table:table-cell>
          <table:table-cell office:value-type="float" office:value="0.000032" calcext:value-type="float">
            <text:p>3.2E-0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2" table:formula="of:=AVERAGE([.B5:.B7])" office:value-type="float" office:value="3.47736566666667" calcext:value-type="float">
            <text:p>3.47736566666667</text:p>
          </table:table-cell>
          <table:table-cell table:style-name="ce2" table:formula="of:=AVERAGE([.C5:.C7])" office:value-type="float" office:value="0.0226343333333333" calcext:value-type="float">
            <text:p>0.022634333333333</text:p>
          </table:table-cell>
          <table:table-cell table:style-name="ce2" table:formula="of:=AVERAGE([.D5:.D7])" office:value-type="float" office:value="0.0589006666666667" calcext:value-type="float">
            <text:p>0.058900666666667</text:p>
          </table:table-cell>
          <table:table-cell table:style-name="ce2" table:formula="of:=AVERAGE([.E5:.E7])" office:value-type="float" office:value="0.00109933333333333" calcext:value-type="float">
            <text:p>0.001099333333333</text:p>
          </table:table-cell>
          <table:table-cell table:style-name="ce2" table:formula="of:=AVERAGE([.F5:.F7])" office:value-type="float" office:value="0.0304266666666667" calcext:value-type="float">
            <text:p>0.030426666666667</text:p>
          </table:table-cell>
          <table:table-cell table:style-name="ce2" table:formula="of:=AVERAGE([.G5:.G7])" office:value-type="float" office:value="0.000426666666666667" calcext:value-type="float">
            <text:p>0.000426666666667</text:p>
          </table:table-cell>
          <table:table-cell table:style-name="ce2" table:formula="of:=AVERAGE([.H5:.H7])" office:value-type="float" office:value="0.0254073333333333" calcext:value-type="float">
            <text:p>0.025407333333333</text:p>
          </table:table-cell>
          <table:table-cell table:style-name="ce2" table:formula="of:=AVERAGE([.I5:.I7])" office:value-type="float" office:value="0.000412" calcext:value-type="float">
            <text:p>0.000412</text:p>
          </table:table-cell>
          <table:table-cell table:style-name="ce2" office:value-type="float" office:value="0.045008666666667" calcext:value-type="float">
            <text:p>0.045008666666667</text:p>
          </table:table-cell>
          <table:table-cell table:style-name="ce2" table:formula="of:=AVERAGE([.K5:.K7])" office:value-type="float" office:value="0.0000126666666666667" calcext:value-type="float">
            <text:p>1.26666666666667E-05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5:.B7])" office:value-type="float" office:value="0.00269999820987576" calcext:value-type="float">
            <text:p>0.002699998209876</text:p>
          </table:table-cell>
          <table:table-cell table:formula="of:=STDEV([.C5:.C7])" office:value-type="float" office:value="0.00269999820987595" calcext:value-type="float">
            <text:p>0.002699998209876</text:p>
          </table:table-cell>
          <table:table-cell table:formula="of:=STDEV([.D5:.D7])" office:value-type="float" office:value="0.0000210079350087851" calcext:value-type="float">
            <text:p>2.10079350087851E-05</text:p>
          </table:table-cell>
          <table:table-cell table:formula="of:=STDEV([.E5:.E7])" office:value-type="float" office:value="0.0000210079350087849" calcext:value-type="float">
            <text:p>2.10079350087849E-05</text:p>
          </table:table-cell>
          <table:table-cell table:formula="of:=STDEV([.F5:.F7])" office:value-type="float" office:value="0.0000255799400572656" calcext:value-type="float">
            <text:p>2.55799400572656E-05</text:p>
          </table:table-cell>
          <table:table-cell table:formula="of:=STDEV([.G5:.G7])" office:value-type="float" office:value="0.0000255799400572662" calcext:value-type="float">
            <text:p>2.55799400572662E-05</text:p>
          </table:table-cell>
          <table:table-cell table:formula="of:=STDEV([.H5:.H7])" office:value-type="float" office:value="0.000018147543451754" calcext:value-type="float">
            <text:p>1.8147543451754E-05</text:p>
          </table:table-cell>
          <table:table-cell table:formula="of:=STDEV([.I5:.I7])" office:value-type="float" office:value="0.0000170880074906351" calcext:value-type="float">
            <text:p>1.70880074906351E-05</text:p>
          </table:table-cell>
          <table:table-cell table:formula="of:=STDEV([.J5:.J7])" office:value-type="float" office:value="0.0000202072594216371" calcext:value-type="float">
            <text:p>2.02072594216371E-05</text:p>
          </table:table-cell>
          <table:table-cell table:formula="of:=STDEV([.K5:.K7])" office:value-type="float" office:value="0.0000167431578064991" calcext:value-type="float">
            <text:p>1.67431578064991E-05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5" office:value-type="string" calcext:value-type="string">
            <text:p>(b)</text:p>
          </table:table-cell>
          <table:table-cell table:style-name="ce5" table:number-columns-repeated="9"/>
          <table:table-cell table:style-name="ce3" table:number-columns-repeated="1013"/>
        </table:table-row>
        <table:table-row table:style-name="ro1">
          <table:table-cell/>
          <table:table-cell office:value-type="float" office:value="3.502713" calcext:value-type="float">
            <text:p>3.502713</text:p>
          </table:table-cell>
          <table:table-cell office:value-type="float" office:value="0.002713" calcext:value-type="float">
            <text:p>0.002713</text:p>
          </table:table-cell>
          <table:table-cell office:value-type="float" office:value="0.059271" calcext:value-type="float">
            <text:p>0.059271</text:p>
          </table:table-cell>
          <table:table-cell office:value-type="float" office:value="0.000729" calcext:value-type="float">
            <text:p>0.000729</text:p>
          </table:table-cell>
          <table:table-cell office:value-type="float" office:value="0.030632" calcext:value-type="float">
            <text:p>0.030632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0.025593" calcext:value-type="float">
            <text:p>0.025593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0.045294" calcext:value-type="float">
            <text:p>0.045294</text:p>
          </table:table-cell>
          <table:table-cell office:value-type="float" office:value="0.000294" calcext:value-type="float">
            <text:p>0.00029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.502106" calcext:value-type="float">
            <text:p>3.502106</text:p>
          </table:table-cell>
          <table:table-cell office:value-type="float" office:value="0.002106" calcext:value-type="float">
            <text:p>0.002106</text:p>
          </table:table-cell>
          <table:table-cell office:value-type="float" office:value="0.059265" calcext:value-type="float">
            <text:p>0.059265</text:p>
          </table:table-cell>
          <table:table-cell office:value-type="float" office:value="0.000735" calcext:value-type="float">
            <text:p>0.000735</text:p>
          </table:table-cell>
          <table:table-cell table:number-columns-repeated="2" office:value-type="float" office:value="0.030626" calcext:value-type="float">
            <text:p>0.030626</text:p>
          </table:table-cell>
          <table:table-cell office:value-type="float" office:value="0.025593" calcext:value-type="float">
            <text:p>0.025593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0.045295" calcext:value-type="float">
            <text:p>0.045295</text:p>
          </table:table-cell>
          <table:table-cell office:value-type="float" office:value="0.000295" calcext:value-type="float">
            <text:p>0.00029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.499986" calcext:value-type="float">
            <text:p>3.49998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5924" calcext:value-type="float">
            <text:p>0.05924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3061" calcext:value-type="float">
            <text:p>0.03061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25581" calcext:value-type="float">
            <text:p>0.025581</text:p>
          </table:table-cell>
          <table:table-cell office:value-type="float" office:value="0.000581" calcext:value-type="float">
            <text:p>0.000581</text:p>
          </table:table-cell>
          <table:table-cell office:value-type="float" office:value="0.045279" calcext:value-type="float">
            <text:p>0.045279</text:p>
          </table:table-cell>
          <table:table-cell office:value-type="float" office:value="0.000279" calcext:value-type="float">
            <text:p>0.00027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2" table:formula="of:=AVERAGE([.B11:.B13])" office:value-type="float" office:value="3.50160166666667" calcext:value-type="float">
            <text:p>3.50160166666667</text:p>
          </table:table-cell>
          <table:table-cell table:style-name="ce2" table:formula="of:=AVERAGE([.C11:.C13])" office:value-type="float" office:value="0.001611" calcext:value-type="float">
            <text:p>0.001611</text:p>
          </table:table-cell>
          <table:table-cell table:style-name="ce2" table:formula="of:=AVERAGE([.D11:.D13])" office:value-type="float" office:value="0.0592586666666667" calcext:value-type="float">
            <text:p>0.059258666666667</text:p>
          </table:table-cell>
          <table:table-cell table:style-name="ce2" table:formula="of:=AVERAGE([.E11:.E13])" office:value-type="float" office:value="0.000741333333333333" calcext:value-type="float">
            <text:p>0.000741333333333</text:p>
          </table:table-cell>
          <table:table-cell table:style-name="ce2" table:formula="of:=AVERAGE([.F11:.F13])" office:value-type="float" office:value="0.0306226666666667" calcext:value-type="float">
            <text:p>0.030622666666667</text:p>
          </table:table-cell>
          <table:table-cell table:style-name="ce2" table:formula="of:=AVERAGE([.G11:.G13])" office:value-type="float" office:value="0.0106226666666667" calcext:value-type="float">
            <text:p>0.010622666666667</text:p>
          </table:table-cell>
          <table:table-cell table:style-name="ce2" table:formula="of:=AVERAGE([.H11:.H13])" office:value-type="float" office:value="0.025589" calcext:value-type="float">
            <text:p>0.025589</text:p>
          </table:table-cell>
          <table:table-cell table:style-name="ce2" table:formula="of:=AVERAGE([.I11:.I13])" office:value-type="float" office:value="0.000589" calcext:value-type="float">
            <text:p>0.000589</text:p>
          </table:table-cell>
          <table:table-cell table:style-name="ce2" table:formula="of:=AVERAGE([.J11:.J13])" office:value-type="float" office:value="0.0452893333333333" calcext:value-type="float">
            <text:p>0.045289333333333</text:p>
          </table:table-cell>
          <table:table-cell table:style-name="ce2" table:formula="of:=AVERAGE([.K11:.K13])" office:value-type="float" office:value="0.000289333333333333" calcext:value-type="float">
            <text:p>0.000289333333333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11:.B13])" office:value-type="float" office:value="0.0014317459038997" calcext:value-type="float">
            <text:p>0.0014317459039</text:p>
          </table:table-cell>
          <table:table-cell table:formula="of:=STDEV([.C11:.C13])" office:value-type="float" office:value="0.00141595162346741" calcext:value-type="float">
            <text:p>0.001415951623467</text:p>
          </table:table-cell>
          <table:table-cell table:formula="of:=STDEV([.D11:.D13])" office:value-type="float" office:value="0.0000164418166068534" calcext:value-type="float">
            <text:p>1.64418166068534E-05</text:p>
          </table:table-cell>
          <table:table-cell table:formula="of:=STDEV([.E11:.E13])" office:value-type="float" office:value="0.0000164418166068514" calcext:value-type="float">
            <text:p>1.64418166068514E-05</text:p>
          </table:table-cell>
          <table:table-cell table:formula="of:=STDEV([.F11:.F13])" office:value-type="float" office:value="0.0000113724814061549" calcext:value-type="float">
            <text:p>1.13724814061549E-05</text:p>
          </table:table-cell>
          <table:table-cell table:formula="of:=STDEV([.G11:.G13])" office:value-type="float" office:value="0.0173233983194214" calcext:value-type="float">
            <text:p>0.017323398319422</text:p>
          </table:table-cell>
          <table:table-cell table:formula="of:=STDEV([.H11:.H13])" office:value-type="float" office:value="0.00000692820323027443" calcext:value-type="float">
            <text:p>6.92820323027443E-06</text:p>
          </table:table-cell>
          <table:table-cell table:formula="of:=STDEV([.I11:.I13])" office:value-type="float" office:value="0.00000692820323027549" calcext:value-type="float">
            <text:p>6.92820323027549E-06</text:p>
          </table:table-cell>
          <table:table-cell table:formula="of:=STDEV([.J11:.J13])" office:value-type="float" office:value="0.00000896288643983127" calcext:value-type="float">
            <text:p>8.96288643983127E-06</text:p>
          </table:table-cell>
          <table:table-cell table:formula="of:=STDEV([.K11:.K13])" office:value-type="float" office:value="0.00000896288643983248" calcext:value-type="float">
            <text:p>8.96288643983248E-06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(c)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/>
          <table:table-cell office:value-type="float" office:value="3.477708" calcext:value-type="float">
            <text:p>3.477708</text:p>
          </table:table-cell>
          <table:table-cell office:value-type="float" office:value="0.022292" calcext:value-type="float">
            <text:p>0.022292</text:p>
          </table:table-cell>
          <table:table-cell office:value-type="float" office:value="0.058923" calcext:value-type="float">
            <text:p>0.058923</text:p>
          </table:table-cell>
          <table:table-cell office:value-type="float" office:value="0.001077" calcext:value-type="float">
            <text:p>0.001077</text:p>
          </table:table-cell>
          <table:table-cell office:value-type="float" office:value="0.030416" calcext:value-type="float">
            <text:p>0.030416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25418" calcext:value-type="float">
            <text:p>0.025418</text:p>
          </table:table-cell>
          <table:table-cell office:value-type="float" office:value="0.000418" calcext:value-type="float">
            <text:p>0.000418</text:p>
          </table:table-cell>
          <table:table-cell office:value-type="float" office:value="0.045047" calcext:value-type="float">
            <text:p>0.045047</text:p>
          </table:table-cell>
          <table:table-cell office:value-type="float" office:value="0.000047" calcext:value-type="float">
            <text:p>4.7E-0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.476461" calcext:value-type="float">
            <text:p>3.476461</text:p>
          </table:table-cell>
          <table:table-cell office:value-type="float" office:value="0.023539" calcext:value-type="float">
            <text:p>0.023539</text:p>
          </table:table-cell>
          <table:table-cell office:value-type="float" office:value="0.058936" calcext:value-type="float">
            <text:p>0.058936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0.030423" calcext:value-type="float">
            <text:p>0.030423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25396" calcext:value-type="float">
            <text:p>0.025396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44989" calcext:value-type="float">
            <text:p>0.044989</text:p>
          </table:table-cell>
          <table:table-cell office:value-type="float" office:value="0.000011" calcext:value-type="float">
            <text:p>1.1E-0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.470224" calcext:value-type="float">
            <text:p>3.470224</text:p>
          </table:table-cell>
          <table:table-cell office:value-type="float" office:value="0.029776" calcext:value-type="float">
            <text:p>0.029776</text:p>
          </table:table-cell>
          <table:table-cell office:value-type="float" office:value="0.058906" calcext:value-type="float">
            <text:p>0.058906</text:p>
          </table:table-cell>
          <table:table-cell office:value-type="float" office:value="0.001094" calcext:value-type="float">
            <text:p>0.001094</text:p>
          </table:table-cell>
          <table:table-cell office:value-type="float" office:value="0.03036" calcext:value-type="float">
            <text:p>0.03036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25391" calcext:value-type="float">
            <text:p>0.025391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.045042" calcext:value-type="float">
            <text:p>0.045042</text:p>
          </table:table-cell>
          <table:table-cell office:value-type="float" office:value="0.000042" calcext:value-type="float">
            <text:p>4.2E-0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2" table:formula="of:=AVERAGE([.B17:.B19])" office:value-type="float" office:value="3.47479766666667" calcext:value-type="float">
            <text:p>3.47479766666667</text:p>
          </table:table-cell>
          <table:table-cell table:style-name="ce2" table:formula="of:=AVERAGE([.C17:.C19])" office:value-type="float" office:value="0.0252023333333333" calcext:value-type="float">
            <text:p>0.025202333333333</text:p>
          </table:table-cell>
          <table:table-cell table:style-name="ce2" table:formula="of:=AVERAGE([.D17:.D19])" office:value-type="float" office:value="0.0589216666666667" calcext:value-type="float">
            <text:p>0.058921666666667</text:p>
          </table:table-cell>
          <table:table-cell table:style-name="ce2" table:formula="of:=AVERAGE([.E17:.E19])" office:value-type="float" office:value="0.00107833333333333" calcext:value-type="float">
            <text:p>0.001078333333333</text:p>
          </table:table-cell>
          <table:table-cell table:style-name="ce2" table:formula="of:=AVERAGE([.F17:.F19])" office:value-type="float" office:value="0.0303996666666667" calcext:value-type="float">
            <text:p>0.030399666666667</text:p>
          </table:table-cell>
          <table:table-cell table:style-name="ce2" table:formula="of:=AVERAGE([.G17:.G19])" office:value-type="float" office:value="0.000399666666666667" calcext:value-type="float">
            <text:p>0.000399666666667</text:p>
          </table:table-cell>
          <table:table-cell table:style-name="ce2" table:formula="of:=AVERAGE([.H17:.H19])" office:value-type="float" office:value="0.0254016666666667" calcext:value-type="float">
            <text:p>0.025401666666667</text:p>
          </table:table-cell>
          <table:table-cell table:style-name="ce2" table:formula="of:=AVERAGE([.I17:.I19])" office:value-type="float" office:value="0.000401666666666667" calcext:value-type="float">
            <text:p>0.000401666666667</text:p>
          </table:table-cell>
          <table:table-cell table:style-name="ce2" table:formula="of:=AVERAGE([.J17:.J19])" office:value-type="float" office:value="0.045026" calcext:value-type="float">
            <text:p>0.045026</text:p>
          </table:table-cell>
          <table:table-cell table:style-name="ce2" table:formula="of:=AVERAGE([.K17:.K19])" office:value-type="float" office:value="0.0000333333333333333" calcext:value-type="float">
            <text:p>3.33333333333333E-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17:.B19])" office:value-type="float" office:value="0.00400968481720607" calcext:value-type="float">
            <text:p>0.004009684817206</text:p>
          </table:table-cell>
          <table:table-cell table:formula="of:=STDEV([.C17:.C19])" office:value-type="float" office:value="0.00400968481720613" calcext:value-type="float">
            <text:p>0.004009684817206</text:p>
          </table:table-cell>
          <table:table-cell table:formula="of:=STDEV([.D17:.D19])" office:value-type="float" office:value="0.0000150443787951933" calcext:value-type="float">
            <text:p>1.50443787951933E-05</text:p>
          </table:table-cell>
          <table:table-cell table:formula="of:=STDEV([.E17:.E19])" office:value-type="float" office:value="0.0000150443787951956" calcext:value-type="float">
            <text:p>1.50443787951956E-05</text:p>
          </table:table-cell>
          <table:table-cell table:formula="of:=STDEV([.F17:.F19])" office:value-type="float" office:value="0.000034530180036214" calcext:value-type="float">
            <text:p>3.4530180036214E-05</text:p>
          </table:table-cell>
          <table:table-cell table:formula="of:=STDEV([.G17:.G19])" office:value-type="float" office:value="0.0000345301800362137" calcext:value-type="float">
            <text:p>3.45301800362137E-05</text:p>
          </table:table-cell>
          <table:table-cell table:formula="of:=STDEV([.H17:.H19])" office:value-type="float" office:value="0.0000143643076176101" calcext:value-type="float">
            <text:p>1.43643076176101E-05</text:p>
          </table:table-cell>
          <table:table-cell table:formula="of:=STDEV([.I17:.I19])" office:value-type="float" office:value="0.0000143643076176102" calcext:value-type="float">
            <text:p>1.43643076176102E-05</text:p>
          </table:table-cell>
          <table:table-cell table:formula="of:=STDEV([.J17:.J19])" office:value-type="float" office:value="0.0000321403173599743" calcext:value-type="float">
            <text:p>3.21403173599743E-05</text:p>
          </table:table-cell>
          <table:table-cell table:formula="of:=STDEV([.K17:.K19])" office:value-type="float" office:value="0.0000195021366350801" calcext:value-type="float">
            <text:p>1.95021366350801E-05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(d)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/>
          <table:table-cell office:value-type="float" office:value="3.512396" calcext:value-type="float">
            <text:p>3.512396</text:p>
          </table:table-cell>
          <table:table-cell office:value-type="float" office:value="0.012396" calcext:value-type="float">
            <text:p>0.012396</text:p>
          </table:table-cell>
          <table:table-cell office:value-type="float" office:value="0.059513" calcext:value-type="float">
            <text:p>0.059513</text:p>
          </table:table-cell>
          <table:table-cell office:value-type="float" office:value="0.000487" calcext:value-type="float">
            <text:p>0.000487</text:p>
          </table:table-cell>
          <table:table-cell office:value-type="float" office:value="0.030742" calcext:value-type="float">
            <text:p>0.030742</text:p>
          </table:table-cell>
          <table:table-cell office:value-type="float" office:value="0.000742" calcext:value-type="float">
            <text:p>0.000742</text:p>
          </table:table-cell>
          <table:table-cell office:value-type="float" office:value="0.025674" calcext:value-type="float">
            <text:p>0.025674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4548" calcext:value-type="float">
            <text:p>0.04548</text:p>
          </table:table-cell>
          <table:table-cell office:value-type="float" office:value="0.00048" calcext:value-type="float">
            <text:p>0.0004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.520419" calcext:value-type="float">
            <text:p>3.520419</text:p>
          </table:table-cell>
          <table:table-cell office:value-type="float" office:value="0.020419" calcext:value-type="float">
            <text:p>0.020419</text:p>
          </table:table-cell>
          <table:table-cell office:value-type="float" office:value="0.059792" calcext:value-type="float">
            <text:p>0.059792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30779" calcext:value-type="float">
            <text:p>0.030779</text:p>
          </table:table-cell>
          <table:table-cell office:value-type="float" office:value="0.000779" calcext:value-type="float">
            <text:p>0.000779</text:p>
          </table:table-cell>
          <table:table-cell office:value-type="float" office:value="0.02573" calcext:value-type="float">
            <text:p>0.02573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45699" calcext:value-type="float">
            <text:p>0.045699</text:p>
          </table:table-cell>
          <table:table-cell office:value-type="float" office:value="0.000699" calcext:value-type="float">
            <text:p>0.00069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.515674" calcext:value-type="float">
            <text:p>3.515674</text:p>
          </table:table-cell>
          <table:table-cell office:value-type="float" office:value="0.015674" calcext:value-type="float">
            <text:p>0.015674</text:p>
          </table:table-cell>
          <table:table-cell office:value-type="float" office:value="0.059518" calcext:value-type="float">
            <text:p>0.059518</text:p>
          </table:table-cell>
          <table:table-cell office:value-type="float" office:value="0.000482" calcext:value-type="float">
            <text:p>0.000482</text:p>
          </table:table-cell>
          <table:table-cell office:value-type="float" office:value="0.030721" calcext:value-type="float">
            <text:p>0.030721</text:p>
          </table:table-cell>
          <table:table-cell office:value-type="float" office:value="0.000721" calcext:value-type="float">
            <text:p>0.000721</text:p>
          </table:table-cell>
          <table:table-cell office:value-type="float" office:value="0.025679" calcext:value-type="float">
            <text:p>0.025679</text:p>
          </table:table-cell>
          <table:table-cell office:value-type="float" office:value="0.000679" calcext:value-type="float">
            <text:p>0.000679</text:p>
          </table:table-cell>
          <table:table-cell office:value-type="float" office:value="0.045488" calcext:value-type="float">
            <text:p>0.045488</text:p>
          </table:table-cell>
          <table:table-cell office:value-type="float" office:value="0.000488" calcext:value-type="float">
            <text:p>0.00048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2" table:formula="of:=AVERAGE([.B23:.B25])" office:value-type="float" office:value="3.516163" calcext:value-type="float">
            <text:p>3.516163</text:p>
          </table:table-cell>
          <table:table-cell table:style-name="ce2" table:formula="of:=AVERAGE([.C23:.C25])" office:value-type="float" office:value="0.016163" calcext:value-type="float">
            <text:p>0.016163</text:p>
          </table:table-cell>
          <table:table-cell table:style-name="ce2" table:formula="of:=AVERAGE([.D23:.D25])" office:value-type="float" office:value="0.0596076666666667" calcext:value-type="float">
            <text:p>0.059607666666667</text:p>
          </table:table-cell>
          <table:table-cell table:style-name="ce2" table:formula="of:=AVERAGE([.E23:.E25])" office:value-type="float" office:value="0.000392333333333333" calcext:value-type="float">
            <text:p>0.000392333333333</text:p>
          </table:table-cell>
          <table:table-cell table:style-name="ce2" table:formula="of:=AVERAGE([.F23:.F25])" office:value-type="float" office:value="0.0307473333333333" calcext:value-type="float">
            <text:p>0.030747333333333</text:p>
          </table:table-cell>
          <table:table-cell table:style-name="ce2" table:formula="of:=AVERAGE([.G23:.G25])" office:value-type="float" office:value="0.000747333333333333" calcext:value-type="float">
            <text:p>0.000747333333333</text:p>
          </table:table-cell>
          <table:table-cell table:style-name="ce2" table:formula="of:=AVERAGE([.H23:.H25])" office:value-type="float" office:value="0.0256943333333333" calcext:value-type="float">
            <text:p>0.025694333333333</text:p>
          </table:table-cell>
          <table:table-cell table:style-name="ce2" table:formula="of:=AVERAGE([.I23:.I25])" office:value-type="float" office:value="0.000694333333333333" calcext:value-type="float">
            <text:p>0.000694333333333</text:p>
          </table:table-cell>
          <table:table-cell table:style-name="ce2" table:formula="of:=AVERAGE([.J23:.J25])" office:value-type="float" office:value="0.0455556666666667" calcext:value-type="float">
            <text:p>0.045555666666667</text:p>
          </table:table-cell>
          <table:table-cell table:style-name="ce2" table:formula="of:=AVERAGE([.K23:.K25])" office:value-type="float" office:value="0.000555666666666667" calcext:value-type="float">
            <text:p>0.0005556666666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3:.B25])" office:value-type="float" office:value="0.0040337913927223" calcext:value-type="float">
            <text:p>0.004033791392722</text:p>
          </table:table-cell>
          <table:table-cell table:formula="of:=STDEV([.C23:.C25])" office:value-type="float" office:value="0.00403379139272224" calcext:value-type="float">
            <text:p>0.004033791392722</text:p>
          </table:table-cell>
          <table:table-cell table:formula="of:=STDEV([.D23:.D25])" office:value-type="float" office:value="0.000159656923850279" calcext:value-type="float">
            <text:p>0.00015965692385</text:p>
          </table:table-cell>
          <table:table-cell table:formula="of:=STDEV([.E23:.E25])" office:value-type="float" office:value="0.000159656923850278" calcext:value-type="float">
            <text:p>0.00015965692385</text:p>
          </table:table-cell>
          <table:table-cell table:formula="of:=STDEV([.F23:.F25])" office:value-type="float" office:value="0.0000293655126523155" calcext:value-type="float">
            <text:p>2.93655126523155E-05</text:p>
          </table:table-cell>
          <table:table-cell table:formula="of:=STDEV([.G23:.G25])" office:value-type="float" office:value="0.000029365512652316" calcext:value-type="float">
            <text:p>2.9365512652316E-05</text:p>
          </table:table-cell>
          <table:table-cell table:formula="of:=STDEV([.H23:.H25])" office:value-type="float" office:value="0.0000309892454463371" calcext:value-type="float">
            <text:p>3.09892454463371E-05</text:p>
          </table:table-cell>
          <table:table-cell table:formula="of:=STDEV([.I23:.I25])" office:value-type="float" office:value="0.0000309892454463372" calcext:value-type="float">
            <text:p>3.09892454463372E-05</text:p>
          </table:table-cell>
          <table:table-cell table:formula="of:=STDEV([.J23:.J25])" office:value-type="float" office:value="0.000124194739555799" calcext:value-type="float">
            <text:p>0.000124194739556</text:p>
          </table:table-cell>
          <table:table-cell table:formula="of:=STDEV([.K23:.K25])" office:value-type="float" office:value="0.000124194739555801" calcext:value-type="float">
            <text:p>0.000124194739556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(e)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/>
          <table:table-cell office:value-type="float" office:value="3.484515" calcext:value-type="float">
            <text:p>3.484515</text:p>
          </table:table-cell>
          <table:table-cell office:value-type="float" office:value="0.015485" calcext:value-type="float">
            <text:p>0.015485</text:p>
          </table:table-cell>
          <table:table-cell office:value-type="float" office:value="0.059161" calcext:value-type="float">
            <text:p>0.059161</text:p>
          </table:table-cell>
          <table:table-cell office:value-type="float" office:value="0.000839" calcext:value-type="float">
            <text:p>0.000839</text:p>
          </table:table-cell>
          <table:table-cell office:value-type="float" office:value="0.030479" calcext:value-type="float">
            <text:p>0.030479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0.025489" calcext:value-type="float">
            <text:p>0.025489</text:p>
          </table:table-cell>
          <table:table-cell office:value-type="float" office:value="0.000461" calcext:value-type="float">
            <text:p>0.000461</text:p>
          </table:table-cell>
          <table:table-cell office:value-type="float" office:value="0.045208" calcext:value-type="float">
            <text:p>0.045208</text:p>
          </table:table-cell>
          <table:table-cell office:value-type="float" office:value="0.000208" calcext:value-type="float">
            <text:p>0.000208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.466303" calcext:value-type="float">
            <text:p>3.466303</text:p>
          </table:table-cell>
          <table:table-cell office:value-type="float" office:value="0.033697" calcext:value-type="float">
            <text:p>0.033697</text:p>
          </table:table-cell>
          <table:table-cell office:value-type="float" office:value="0.059007" calcext:value-type="float">
            <text:p>0.059007</text:p>
          </table:table-cell>
          <table:table-cell office:value-type="float" office:value="0.000993" calcext:value-type="float">
            <text:p>0.000993</text:p>
          </table:table-cell>
          <table:table-cell office:value-type="float" office:value="0.030397" calcext:value-type="float">
            <text:p>0.030397</text:p>
          </table:table-cell>
          <table:table-cell office:value-type="float" office:value="0.000397" calcext:value-type="float">
            <text:p>0.000397</text:p>
          </table:table-cell>
          <table:table-cell office:value-type="float" office:value="0.025369" calcext:value-type="float">
            <text:p>0.025369</text:p>
          </table:table-cell>
          <table:table-cell office:value-type="float" office:value="0.000369" calcext:value-type="float">
            <text:p>0.000369</text:p>
          </table:table-cell>
          <table:table-cell office:value-type="float" office:value="0.045104" calcext:value-type="float">
            <text:p>0.045104</text:p>
          </table:table-cell>
          <table:table-cell office:value-type="float" office:value="0.000104" calcext:value-type="float">
            <text:p>0.00010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.4744" calcext:value-type="float">
            <text:p>3.4744</text:p>
          </table:table-cell>
          <table:table-cell office:value-type="float" office:value="0.025595" calcext:value-type="float">
            <text:p>0.025595</text:p>
          </table:table-cell>
          <table:table-cell office:value-type="float" office:value="0.059013" calcext:value-type="float">
            <text:p>0.059013</text:p>
          </table:table-cell>
          <table:table-cell office:value-type="float" office:value="0.000987" calcext:value-type="float">
            <text:p>0.000987</text:p>
          </table:table-cell>
          <table:table-cell office:value-type="float" office:value="0.03043" calcext:value-type="float">
            <text:p>0.03043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25369" calcext:value-type="float">
            <text:p>0.025369</text:p>
          </table:table-cell>
          <table:table-cell office:value-type="float" office:value="0.000461" calcext:value-type="float">
            <text:p>0.000461</text:p>
          </table:table-cell>
          <table:table-cell office:value-type="float" office:value="0.045109" calcext:value-type="float">
            <text:p>0.045109</text:p>
          </table:table-cell>
          <table:table-cell office:value-type="float" office:value="0.000109" calcext:value-type="float">
            <text:p>0.00010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2" table:formula="of:=AVERAGE([.B29:.B31])" office:value-type="float" office:value="3.47507266666667" calcext:value-type="float">
            <text:p>3.47507266666667</text:p>
          </table:table-cell>
          <table:table-cell table:style-name="ce2" table:formula="of:=AVERAGE([.C29:.C31])" office:value-type="float" office:value="0.0249256666666667" calcext:value-type="float">
            <text:p>0.024925666666667</text:p>
          </table:table-cell>
          <table:table-cell table:style-name="ce2" table:formula="of:=AVERAGE([.D29:.D31])" office:value-type="float" office:value="0.0590603333333333" calcext:value-type="float">
            <text:p>0.059060333333333</text:p>
          </table:table-cell>
          <table:table-cell table:style-name="ce2" table:formula="of:=AVERAGE([.E29:.E31])" office:value-type="float" office:value="0.000939666666666667" calcext:value-type="float">
            <text:p>0.000939666666667</text:p>
          </table:table-cell>
          <table:table-cell table:style-name="ce2" table:formula="of:=AVERAGE([.F29:.F31])" office:value-type="float" office:value="0.0304353333333333" calcext:value-type="float">
            <text:p>0.030435333333333</text:p>
          </table:table-cell>
          <table:table-cell table:style-name="ce2" table:formula="of:=AVERAGE([.G29:.G31])" office:value-type="float" office:value="0.000435333333333333" calcext:value-type="float">
            <text:p>0.000435333333333</text:p>
          </table:table-cell>
          <table:table-cell table:style-name="ce2" table:formula="of:=AVERAGE([.H29:.H31])" office:value-type="float" office:value="0.025409" calcext:value-type="float">
            <text:p>0.025409</text:p>
          </table:table-cell>
          <table:table-cell table:style-name="ce2" table:formula="of:=AVERAGE([.I29:.I31])" office:value-type="float" office:value="0.000430333333333333" calcext:value-type="float">
            <text:p>0.000430333333333</text:p>
          </table:table-cell>
          <table:table-cell table:style-name="ce2" table:formula="of:=AVERAGE([.J29:.J31])" office:value-type="float" office:value="0.0451403333333333" calcext:value-type="float">
            <text:p>0.045140333333333</text:p>
          </table:table-cell>
          <table:table-cell table:style-name="ce2" table:formula="of:=AVERAGE([.K29:.K31])" office:value-type="float" office:value="0.000140333333333333" calcext:value-type="float">
            <text:p>0.0001403333333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9:.B31])" office:value-type="float" office:value="0.00912461485945211" calcext:value-type="float">
            <text:p>0.009124614859452</text:p>
          </table:table-cell>
          <table:table-cell table:formula="of:=STDEV([.C29:.C31])" office:value-type="float" office:value="0.00912443101422403" calcext:value-type="float">
            <text:p>0.009124431014224</text:p>
          </table:table-cell>
          <table:table-cell table:formula="of:=STDEV([.D29:.D31])" office:value-type="float" office:value="0.0000872314927840486" calcext:value-type="float">
            <text:p>8.72314927840486E-05</text:p>
          </table:table-cell>
          <table:table-cell table:formula="of:=STDEV([.E29:.E31])" office:value-type="float" office:value="0.0000872314927840475" calcext:value-type="float">
            <text:p>8.72314927840475E-05</text:p>
          </table:table-cell>
          <table:table-cell table:formula="of:=STDEV([.F29:.F31])" office:value-type="float" office:value="0.0000412593423764051" calcext:value-type="float">
            <text:p>4.12593423764051E-05</text:p>
          </table:table-cell>
          <table:table-cell table:formula="of:=STDEV([.G29:.G31])" office:value-type="float" office:value="0.0000412593423764041" calcext:value-type="float">
            <text:p>4.12593423764041E-05</text:p>
          </table:table-cell>
          <table:table-cell table:formula="of:=STDEV([.H29:.H31])" office:value-type="float" office:value="0.0000692820323027543" calcext:value-type="float">
            <text:p>6.92820323027543E-05</text:p>
          </table:table-cell>
          <table:table-cell table:formula="of:=STDEV([.I29:.I31])" office:value-type="float" office:value="0.0000531162247654456" calcext:value-type="float">
            <text:p>5.31162247654456E-05</text:p>
          </table:table-cell>
          <table:table-cell table:formula="of:=STDEV([.J29:.J31])" office:value-type="float" office:value="0.0000586543547687074" calcext:value-type="float">
            <text:p>5.86543547687074E-05</text:p>
          </table:table-cell>
          <table:table-cell table:formula="of:=STDEV([.K29:.K31])" office:value-type="float" office:value="0.0000586543547687069" calcext:value-type="float">
            <text:p>5.86543547687069E-05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(f)</text:p>
          </table:table-cell>
          <table:table-cell table:style-name="ce5" table:number-columns-repeated="9"/>
          <table:table-cell table:number-columns-repeated="1013"/>
        </table:table-row>
        <table:table-row table:style-name="ro1">
          <table:table-cell/>
          <table:table-cell office:value-type="float" office:value="3.511272" calcext:value-type="float">
            <text:p>3.511272</text:p>
          </table:table-cell>
          <table:table-cell office:value-type="float" office:value="0.011272" calcext:value-type="float">
            <text:p>0.011272</text:p>
          </table:table-cell>
          <table:table-cell office:value-type="float" office:value="0.05944" calcext:value-type="float">
            <text:p>0.05944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30711" calcext:value-type="float">
            <text:p>0.030711</text:p>
          </table:table-cell>
          <table:table-cell office:value-type="float" office:value="0.000711" calcext:value-type="float">
            <text:p>0.000711</text:p>
          </table:table-cell>
          <table:table-cell office:value-type="float" office:value="0.025664" calcext:value-type="float">
            <text:p>0.025664</text:p>
          </table:table-cell>
          <table:table-cell office:value-type="float" office:value="0.000664" calcext:value-type="float">
            <text:p>0.000664</text:p>
          </table:table-cell>
          <table:table-cell office:value-type="float" office:value="0.04543" calcext:value-type="float">
            <text:p>0.04543</text:p>
          </table:table-cell>
          <table:table-cell office:value-type="float" office:value="0.00043" calcext:value-type="float">
            <text:p>0.0004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.452187" calcext:value-type="float">
            <text:p>3.452187</text:p>
          </table:table-cell>
          <table:table-cell office:value-type="float" office:value="0.047813" calcext:value-type="float">
            <text:p>0.047813</text:p>
          </table:table-cell>
          <table:table-cell office:value-type="float" office:value="0.058461" calcext:value-type="float">
            <text:p>0.058461</text:p>
          </table:table-cell>
          <table:table-cell office:value-type="float" office:value="0.001539" calcext:value-type="float">
            <text:p>0.001539</text:p>
          </table:table-cell>
          <table:table-cell office:value-type="float" office:value="0.030194" calcext:value-type="float">
            <text:p>0.030194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25233" calcext:value-type="float">
            <text:p>0.025233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04468" calcext:value-type="float">
            <text:p>0.04468</text:p>
          </table:table-cell>
          <table:table-cell office:value-type="float" office:value="0.00032" calcext:value-type="float">
            <text:p>0.00032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.563766" calcext:value-type="float">
            <text:p>3.563766</text:p>
          </table:table-cell>
          <table:table-cell office:value-type="float" office:value="0.063766" calcext:value-type="float">
            <text:p>0.063766</text:p>
          </table:table-cell>
          <table:table-cell office:value-type="float" office:value="0.060338" calcext:value-type="float">
            <text:p>0.060338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3117" calcext:value-type="float">
            <text:p>0.03117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26047" calcext:value-type="float">
            <text:p>0.026047</text:p>
          </table:table-cell>
          <table:table-cell office:value-type="float" office:value="0.001047" calcext:value-type="float">
            <text:p>0.001047</text:p>
          </table:table-cell>
          <table:table-cell office:value-type="float" office:value="0.046117" calcext:value-type="float">
            <text:p>0.046117</text:p>
          </table:table-cell>
          <table:table-cell office:value-type="float" office:value="0.001117" calcext:value-type="float">
            <text:p>0.00111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2" table:formula="of:=AVERAGE([.B35:.B37])" office:value-type="float" office:value="3.509075" calcext:value-type="float">
            <text:p>3.509075</text:p>
          </table:table-cell>
          <table:table-cell table:style-name="ce2" table:formula="of:=AVERAGE([.C35:.C37])" office:value-type="float" office:value="0.0409503333333333" calcext:value-type="float">
            <text:p>0.040950333333333</text:p>
          </table:table-cell>
          <table:table-cell table:style-name="ce2" table:formula="of:=AVERAGE([.D35:.D37])" office:value-type="float" office:value="0.059413" calcext:value-type="float">
            <text:p>0.059413</text:p>
          </table:table-cell>
          <table:table-cell table:style-name="ce2" table:formula="of:=AVERAGE([.E35:.E37])" office:value-type="float" office:value="0.000812333333333333" calcext:value-type="float">
            <text:p>0.000812333333333</text:p>
          </table:table-cell>
          <table:table-cell table:style-name="ce2" table:formula="of:=AVERAGE([.F35:.F37])" office:value-type="float" office:value="0.0306916666666667" calcext:value-type="float">
            <text:p>0.030691666666667</text:p>
          </table:table-cell>
          <table:table-cell table:style-name="ce2" table:formula="of:=AVERAGE([.G35:.G37])" office:value-type="float" office:value="0.000691666666666667" calcext:value-type="float">
            <text:p>0.000691666666667</text:p>
          </table:table-cell>
          <table:table-cell table:style-name="ce2" table:formula="of:=AVERAGE([.H35:.H37])" office:value-type="float" office:value="0.025648" calcext:value-type="float">
            <text:p>0.025648</text:p>
          </table:table-cell>
          <table:table-cell table:style-name="ce2" table:formula="of:=AVERAGE([.I35:.I37])" office:value-type="float" office:value="0.000648" calcext:value-type="float">
            <text:p>0.000648</text:p>
          </table:table-cell>
          <table:table-cell table:style-name="ce2" table:formula="of:=AVERAGE([.J35:.J37])" office:value-type="float" office:value="0.045409" calcext:value-type="float">
            <text:p>0.045409</text:p>
          </table:table-cell>
          <table:table-cell table:style-name="ce2" table:formula="of:=AVERAGE([.K35:.K37])" office:value-type="float" office:value="0.000622333333333333" calcext:value-type="float">
            <text:p>0.0006223333333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35:.B37])" office:value-type="float" office:value="0.0558219349091378" calcext:value-type="float">
            <text:p>0.055821934909138</text:p>
          </table:table-cell>
          <table:table-cell table:formula="of:=STDEV([.C35:.C37])" office:value-type="float" office:value="0.0269114688252673" calcext:value-type="float">
            <text:p>0.026911468825267</text:p>
          </table:table-cell>
          <table:table-cell table:formula="of:=STDEV([.D35:.D37])" office:value-type="float" office:value="0.000938791244100624" calcext:value-type="float">
            <text:p>0.000938791244101</text:p>
          </table:table-cell>
          <table:table-cell table:formula="of:=STDEV([.E35:.E37])" office:value-type="float" office:value="0.00063902608188816" calcext:value-type="float">
            <text:p>0.000639026081888</text:p>
          </table:table-cell>
          <table:table-cell table:formula="of:=STDEV([.F35:.F37])" office:value-type="float" office:value="0.000488287142297781" calcext:value-type="float">
            <text:p>0.000488287142298</text:p>
          </table:table-cell>
          <table:table-cell table:formula="of:=STDEV([.G35:.G37])" office:value-type="float" office:value="0.000488287142297781" calcext:value-type="float">
            <text:p>0.000488287142298</text:p>
          </table:table-cell>
          <table:table-cell table:formula="of:=STDEV([.H35:.H37])" office:value-type="float" office:value="0.000407235803926913" calcext:value-type="float">
            <text:p>0.000407235803927</text:p>
          </table:table-cell>
          <table:table-cell table:formula="of:=STDEV([.I35:.I37])" office:value-type="float" office:value="0.000407235803926914" calcext:value-type="float">
            <text:p>0.000407235803927</text:p>
          </table:table-cell>
          <table:table-cell table:formula="of:=STDEV([.J35:.J37])" office:value-type="float" office:value="0.000718730130160132" calcext:value-type="float">
            <text:p>0.00071873013016</text:p>
          </table:table-cell>
          <table:table-cell table:formula="of:=STDEV([.K35:.K37])" office:value-type="float" office:value="0.000431910098670236" calcext:value-type="float">
            <text:p>0.00043191009867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3:47:14.219133695</meta:creation-date>
    <dc:date>2019-08-26T16:58:23.000388349</dc:date>
    <meta:editing-duration>PT2H40M24S</meta:editing-duration>
    <meta:editing-cycles>28</meta:editing-cycles>
    <meta:generator>LibreOffice/6.0.7.3$Linux_X86_64 LibreOffice_project/00m0$Build-3</meta:generator>
    <meta:document-statistic meta:table-count="1" meta:cell-count="329" meta:object-count="0"/>
  </office:meta>
</office:document-meta>
</file>